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0f8" officeooo:paragraph-rsid="000b50f8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999999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gr1" style:family="graphic">
      <style:graphic-properties draw:fill-color="#dddddd" draw:textarea-horizontal-align="justify" draw:textarea-vertical-align="middle" draw:auto-grow-height="false" fo:min-height="6.773cm" fo:min-width="18.8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519cm" fo:min-width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3.598cm" fo:min-width="3.5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3.545cm" fo:min-width="3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999999" draw:textarea-horizontal-align="justify" draw:textarea-vertical-align="middle" draw:auto-grow-height="false" fo:min-height="2.646cm" fo:min-width="19.1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dddddd" draw:textarea-horizontal-align="justify" draw:textarea-vertical-align="middle" draw:auto-grow-height="false" fo:min-height="3.334cm" fo:min-width="13.3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dddddd" draw:textarea-horizontal-align="justify" draw:textarea-vertical-align="middle" draw:auto-grow-height="false" fo:min-height="3.466cm" fo:min-width="13.4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cccccc" draw:textarea-horizontal-align="justify" draw:textarea-vertical-align="middle" draw:auto-grow-height="false" fo:min-height="3.44cm" fo:min-width="13.8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cccccc" draw:textarea-horizontal-align="justify" draw:textarea-vertical-align="middle" draw:auto-grow-height="false" fo:min-height="3.307cm" fo:min-width="13.9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dddddd" draw:textarea-horizontal-align="justify" draw:textarea-vertical-align="middle" draw:auto-grow-height="false" fo:min-height="1.561cm" fo:min-width="19.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eeeeee" draw:textarea-horizontal-align="justify" draw:textarea-vertical-align="middle" draw:auto-grow-height="false" fo:min-height="1.244cm" fo:min-width="1.2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3" svg:width="18.866cm" svg:height="6.774cm" svg:x="-0.893cm" svg:y="0.065cm"><text:p text:style-name="P2"><text:span text:style-name="T1">LES MEMBRES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2" svg:width="3.52cm" svg:height="3.52cm" svg:x="-0.734cm" svg:y="7.235cm"><text:p text:style-name="P2">IMG</text:p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2" svg:width="3.599cm" svg:height="3.599cm" svg:x="-0.787cm" svg:y="11.522cm"><text:p text:style-name="P2">IMG</text:p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2" svg:width="3.546cm" svg:height="3.546cm" svg:x="-0.707cm" svg:y="16.046cm"><text:p text:style-name="P2">IMG</text:p><draw:enhanced-geometry svg:viewBox="0 0 21600 21600" draw:type="rectangle" draw:enhanced-path="M 0 0 L 21600 0 21600 21600 0 21600 0 0 Z N"/></draw:custom-shape><draw:custom-shape text:anchor-type="paragraph" draw:z-index="4" draw:name="Forme5" draw:style-name="gr4" draw:text-style-name="P2" svg:width="3.546cm" svg:height="3.546cm" svg:x="-0.734cm" svg:y="20.623cm"><text:p text:style-name="P2">IMG</text:p><draw:enhanced-geometry svg:viewBox="0 0 21600 21600" draw:type="rectangle" draw:enhanced-path="M 0 0 L 21600 0 21600 21600 0 21600 0 0 Z N"/></draw:custom-shape><draw:custom-shape text:anchor-type="paragraph" draw:z-index="5" draw:name="Forme6" draw:style-name="gr5" draw:text-style-name="P4" svg:width="19.104cm" svg:height="2.647cm" svg:x="-0.734cm" svg:y="24.751cm"><text:p text:style-name="P2">FOOTER</text:p><draw:enhanced-geometry svg:viewBox="0 0 21600 21600" draw:type="rectangle" draw:enhanced-path="M 0 0 L 21600 0 21600 21600 0 21600 0 0 Z N"/></draw:custom-shape><draw:line text:anchor-type="paragraph" draw:z-index="6" draw:name="Forme7" draw:style-name="gr6" draw:text-style-name="P2" svg:x1="-0.893cm" svg:y1="0.065cm" svg:x2="17.972cm" svg:y2="6.838cm"><text:p/></draw:line><draw:line text:anchor-type="paragraph" draw:z-index="7" draw:name="Forme8" draw:style-name="gr6" draw:text-style-name="P2" svg:x1="17.972cm" svg:y1="0.065cm" svg:x2="-0.893cm" svg:y2="6.838cm"><text:p/></draw:line><draw:custom-shape text:anchor-type="paragraph" draw:z-index="8" draw:name="Forme9" draw:style-name="gr7" draw:text-style-name="P5" svg:width="13.362cm" svg:height="3.335cm" svg:x="4.611cm" svg:y="7.421cm"><text:p text:style-name="P2">PRESENTATION DU MEMBRE</text:p><draw:enhanced-geometry svg:viewBox="0 0 21600 21600" draw:type="rectangle" draw:enhanced-path="M 0 0 L 21600 0 21600 21600 0 21600 0 0 Z N"/></draw:custom-shape><draw:custom-shape text:anchor-type="paragraph" draw:z-index="9" draw:name="Forme10" draw:style-name="gr8" draw:text-style-name="P5" svg:width="13.468cm" svg:height="3.467cm" svg:x="4.505cm" svg:y="11.575cm"><text:p text:style-name="P2">PRESENTATION DU MEMBRE</text:p><draw:enhanced-geometry svg:viewBox="0 0 21600 21600" draw:type="rectangle" draw:enhanced-path="M 0 0 L 21600 0 21600 21600 0 21600 0 0 Z N"/></draw:custom-shape><draw:custom-shape text:anchor-type="paragraph" draw:z-index="10" draw:name="Forme11" draw:style-name="gr9" draw:text-style-name="P6" svg:width="13.865cm" svg:height="3.44cm" svg:x="4.267cm" svg:y="16.099cm"><text:p text:style-name="P2">PRESENTATION DU MEMBRE</text:p><draw:enhanced-geometry svg:viewBox="0 0 21600 21600" draw:type="rectangle" draw:enhanced-path="M 0 0 L 21600 0 21600 21600 0 21600 0 0 Z N"/></draw:custom-shape><draw:custom-shape text:anchor-type="paragraph" draw:z-index="11" draw:name="Forme12" draw:style-name="gr10" draw:text-style-name="P6" svg:width="13.944cm" svg:height="3.308cm" svg:x="4.161cm" svg:y="20.756cm"><text:p text:style-name="P2">PRESENTATION DU MEMBRE</text:p><draw:enhanced-geometry svg:viewBox="0 0 21600 21600" draw:type="rectangle" draw:enhanced-path="M 0 0 L 21600 0 21600 21600 0 21600 0 0 Z N"/></draw:custom-shape><draw:custom-shape text:anchor-type="paragraph" draw:z-index="12" draw:name="Forme13" draw:style-name="gr11" draw:text-style-name="P5" svg:width="19.051cm" svg:height="1.562cm" svg:x="-0.972cm" svg:y="-1.496cm"><text:p text:style-name="P2">NAV BAR</text:p><draw:enhanced-geometry svg:viewBox="0 0 21600 21600" draw:type="rectangle" draw:enhanced-path="M 0 0 L 21600 0 21600 21600 0 21600 0 0 Z N"/></draw:custom-shape><draw:custom-shape text:anchor-type="paragraph" draw:z-index="13" draw:name="Forme14" draw:style-name="gr12" draw:text-style-name="P7" svg:width="1.244cm" svg:height="1.244cm" svg:x="-0.787cm" svg:y="-1.258cm"><text:p text:style-name="P2">Logo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0:10:52.141729119</meta:creation-date>
    <dc:date>2018-12-27T10:20:44.567395443</dc:date>
    <meta:editing-duration>PT9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